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AD6000002910000029116D6E28ACB7FCD07.svg" manifest:media-type="image/svg+xml"/>
  <manifest:file-entry manifest:full-path="Pictures/10000201000000550000002095E386F00FF2F6D5.png" manifest:media-type="image/png"/>
  <manifest:file-entry manifest:full-path="Pictures/100007EA000008D400000341C18FD3B90E39356E.svg" manifest:media-type="image/svg+xml"/>
  <manifest:file-entry manifest:full-path="Pictures/10000CE5000003A3000004CA0D4A3A3AA0EF0609.svg" manifest:media-type="image/svg+xml"/>
  <manifest:file-entry manifest:full-path="Pictures/1000020100000062000000602E6E070857A218E0.png" manifest:media-type="image/png"/>
  <manifest:file-entry manifest:full-path="Pictures/100002010000001900000019A710DE2204FBEED0.png" manifest:media-type="image/png"/>
  <manifest:file-entry manifest:full-path="Pictures/10000F9900000A20000009F2C2B6E705BFE039B9.svg" manifest:media-type="image/svg+xml"/>
  <manifest:file-entry manifest:full-path="Pictures/10000201000000230000002E12EC5F7BF20C673D.png" manifest:media-type="image/png"/>
  <manifest:file-entry manifest:full-path="Pictures/10000201000000BA00000081AC09C8B588701A78.png" manifest:media-type="image/png"/>
  <manifest:file-entry manifest:full-path="Pictures/100035E50000133100000D4D297F3CFA3600FEE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1" svg:font-family="'CMU Bright'" style:font-adornments="Regular" style:font-pitch="variable"/>
    <style:font-face style:name="OCRA2" svg:font-family="OCRA" style:font-adornments="Regular" style:font-pitch="variable"/>
    <style:font-face style:name="CMU Bright2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221cm"/>
      <style:paragraph-properties style:writing-mode="lr-tb"/>
    </style:style>
    <style:style style:name="gr6" style:family="graphic" style:parent-style-name="standard">
      <style:graphic-properties draw:stroke="solid" draw:stroke-dash="Long_20_Dash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276cm" fo:min-width="0.3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0.9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style:font-name="OCRA"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OCRA" fo:font-size="16pt" style:font-size-asian="16pt" style:font-size-complex="16pt"/>
    </style:style>
    <style:style style:name="T4" style:family="text"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861cm" svg:height="2.676cm" svg:x="14.387cm" svg:y="1.17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frame draw:name="noun_Scientist_2" draw:style-name="gr1" draw:text-style-name="P1" xml:id="id1" draw:id="id1" draw:layer="layout" svg:width="1.853cm" svg:height="1.82cm" svg:x="1.543cm" svg:y="1.607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2" draw:text-style-name="P3" draw:layer="layout" svg:width="2.939cm" svg:height="1.555cm" svg:x="1cm" svg:y="3.444cm">
          <draw:text-box>
            <text:p text:style-name="P2"><text:span text:style-name="T1">OSH Developer</text:span></text:p>
          </draw:text-box>
        </draw:frame>
        <draw:connector draw:style-name="gr3" draw:text-style-name="P2" draw:layer="layout" svg:x1="3.396cm" svg:y1="2.517cm" svg:x2="6.089cm" svg:y2="5.31cm" draw:start-shape="id1" draw:start-glue-point="1" draw:end-shape="id2" draw:end-glue-point="3" svg:d="M3396 2517h1347v2793h1346" svg:viewBox="0 0 2694 2794">
          <text:p/>
        </draw:connector>
        <draw:frame draw:style-name="gr4" draw:text-style-name="P3" draw:layer="layout" svg:width="4.212cm" svg:height="2.046cm" svg:x="5.017cm" svg:y="6.433cm">
          <draw:text-box>
            <text:p text:style-name="P2"><text:span text:style-name="T1">OSH Documentation</text:span></text:p>
            <text:p text:style-name="P2"><text:span text:style-name="T2">(hosted anywhere)</text:span></text:p>
          </draw:text-box>
        </draw:frame>
        <draw:frame draw:style-name="gr1" draw:text-style-name="P1" xml:id="id3" draw:id="id3" draw:layer="layout" svg:width="1.735cm" svg:height="0.639cm" svg:x="9.249cm" svg:y="2.198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5" draw:text-style-name="P4" draw:layer="layout" svg:width="1.721cm" svg:height="0.992cm" svg:x="9.256cm" svg:y="1cm">
          <draw:text-box>
            <text:p><text:span text:style-name="T3">API</text:span></text:p>
          </draw:text-box>
        </draw:frame>
        <draw:connector draw:style-name="gr6" draw:text-style-name="P2" draw:layer="layout" svg:x1="3.396cm" svg:y1="2.517cm" svg:x2="9.249cm" svg:y2="2.517cm" draw:start-shape="id1" draw:start-glue-point="1" draw:end-shape="id3" draw:end-glue-point="3" svg:d="M3396 2517h5853" svg:viewBox="0 0 5854 1">
          <text:p/>
        </draw:connector>
        <draw:connector draw:style-name="gr6" draw:text-style-name="P2" draw:layer="layout" svg:x1="10.984cm" svg:y1="2.517cm" svg:x2="14.387cm" svg:y2="2.517cm" draw:start-shape="id3" draw:start-glue-point="1" draw:end-shape="id4" draw:end-glue-point="3" svg:d="M10984 2517h3403" svg:viewBox="0 0 3404 1">
          <text:p/>
        </draw:connector>
        <draw:frame draw:style-name="gr7" draw:text-style-name="P6" draw:layer="layout" svg:width="2.026cm" svg:height="0.742cm" draw:transform="rotate (-1.5707963267949) translate (5.465cm 2.925cm)">
          <draw:text-box>
            <text:p text:style-name="P5"><text:span text:style-name="T4">develops</text:span></text:p>
          </draw:text-box>
        </draw:frame>
        <draw:g xml:id="id2" draw:id="id2">
          <draw:frame draw:style-name="gr1" draw:text-style-name="P1" draw:layer="layout" svg:width="2.068cm" svg:height="2.067cm" svg:x="6.089cm" svg:y="4.277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8" draw:text-style-name="P7" draw:layer="layout" svg:width="0.886cm" svg:height="0.526cm" svg:x="6.803cm" svg:y="4.93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78cm" svg:height="1.025cm" svg:x="6.86cm" svg:y="4.933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frame draw:style-name="gr9" draw:text-style-name="P8" draw:layer="layout" svg:width="11.475cm" svg:height="0.992cm" svg:x="0.001cm" svg:y="-2.386cm">
          <draw:text-box>
            <text:p>Data Upload – directly via Wikibase AP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1" svg:font-family="'CMU Bright'" style:font-adornments="Regular" style:font-pitch="variable"/>
    <style:font-face style:name="OCRA2" svg:font-family="OCRA" style:font-adornments="Regular" style:font-pitch="variable"/>
    <style:font-face style:name="CMU Bright2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29T15:50:41.808432466</dc:date>
    <dc:creator>Martin Häuer</dc:creator>
    <meta:editing-duration>PT5H23M36S</meta:editing-duration>
    <meta:editing-cycles>32</meta:editing-cycles>
    <meta:generator>LibreOffice/7.1.6.2.0$Linux_X86_64 LibreOffice_project/10$Build-2</meta:generator>
    <meta:document-statistic meta:object-count="15"/>
  </office:meta>
</office:document-meta>
</file>